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ce2"/>
        <table:table-column table:style-name="co2" table:default-cell-style-name="Default"/>
        <table:table-column table:style-name="co2" table:number-columns-repeated="4" table:default-cell-style-name="ce2"/>
        <table:table-column table:style-name="co2" table:default-cell-style-name="Default"/>
        <table:table-column table:style-name="co2" table:number-columns-repeated="4" table:default-cell-style-name="ce2"/>
        <table:table-column table:style-name="co2" table:default-cell-style-name="Default"/>
        <table:table-column table:style-name="co2" table:number-columns-repeated="4" table:default-cell-style-name="ce2"/>
        <table:table-column table:style-name="co2" table:default-cell-style-name="Default"/>
        <table:table-column table:style-name="co2" table:number-columns-repeated="4" table:default-cell-style-name="ce2"/>
        <table:table-row table:style-name="ro1">
          <table:table-cell/>
          <table:table-cell table:style-name="ce1" office:value-type="string" calcext:value-type="string" table:number-columns-spanned="4" table:number-rows-spanned="1">
            <text:p>Generation №1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Generation №50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Generation №125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Generation №200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Generation №25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Dog №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share fitness</text:p>
          </table:table-cell>
          <table:table-cell office:value-type="string" calcext:value-type="string">
            <text:p>dogs arround</text:p>
          </table:table-cell>
          <table:table-cell/>
          <table:table-cell office:value-type="string" calcext:value-type="string">
            <text:p>Dog №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share fitness</text:p>
          </table:table-cell>
          <table:table-cell office:value-type="string" calcext:value-type="string">
            <text:p>dogs arround</text:p>
          </table:table-cell>
          <table:table-cell/>
          <table:table-cell office:value-type="string" calcext:value-type="string">
            <text:p>Dog №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share fitness</text:p>
          </table:table-cell>
          <table:table-cell office:value-type="string" calcext:value-type="string">
            <text:p>dogs arround</text:p>
          </table:table-cell>
          <table:table-cell/>
          <table:table-cell office:value-type="string" calcext:value-type="string">
            <text:p>Dog №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share fitness</text:p>
          </table:table-cell>
          <table:table-cell office:value-type="string" calcext:value-type="string">
            <text:p>dogs arround</text:p>
          </table:table-cell>
          <table:table-cell/>
          <table:table-cell office:value-type="string" calcext:value-type="string">
            <text:p>Dog №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share fitness</text:p>
          </table:table-cell>
          <table:table-cell office:value-type="string" calcext:value-type="string">
            <text:p>dogs arroun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1540" calcext:value-type="float">
            <text:p>154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3284.4" calcext:value-type="float">
            <text:p>3284,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111.36" calcext:value-type="float">
            <text:p>1111,3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53.12" calcext:value-type="float">
            <text:p>453,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47.52" calcext:value-type="float">
            <text:p>347,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66" calcext:value-type="float">
            <text:p>566</text:p>
          </table:table-cell>
          <table:table-cell office:value-type="float" office:value="2716.8" calcext:value-type="float">
            <text:p>2716,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3013.92" calcext:value-type="float">
            <text:p>3013,9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548.8" calcext:value-type="float">
            <text:p>1548,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586.72" calcext:value-type="float">
            <text:p>586,7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47.68" calcext:value-type="float">
            <text:p>247,6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4" calcext:value-type="float">
            <text:p>544</text:p>
          </table:table-cell>
          <table:table-cell office:value-type="float" office:value="1501.44" calcext:value-type="float">
            <text:p>1501,4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3235.2" calcext:value-type="float">
            <text:p>3235,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1310.08" calcext:value-type="float">
            <text:p>1310,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607.36" calcext:value-type="float">
            <text:p>607,3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44.96" calcext:value-type="float">
            <text:p>344,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68" calcext:value-type="float">
            <text:p>568</text:p>
          </table:table-cell>
          <table:table-cell office:value-type="float" office:value="3839.68" calcext:value-type="float">
            <text:p>3839,6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 office:value-type="float" office:value="2731.68" calcext:value-type="float">
            <text:p>2731,6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1484.8" calcext:value-type="float">
            <text:p>1484,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12.96" calcext:value-type="float">
            <text:p>212,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64" calcext:value-type="float">
            <text:p>564</text:p>
          </table:table-cell>
          <table:table-cell office:value-type="float" office:value="3790.08" calcext:value-type="float">
            <text:p>3790,0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float" office:value="1340.64" calcext:value-type="float">
            <text:p>1340,6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1098.24" calcext:value-type="float">
            <text:p>1098,2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34.72" calcext:value-type="float">
            <text:p>434,7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504" calcext:value-type="float">
            <text:p>5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86" calcext:value-type="float">
            <text:p>586</text:p>
          </table:table-cell>
          <table:table-cell office:value-type="float" office:value="3914.48" calcext:value-type="float">
            <text:p>3914,4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8" calcext:value-type="float">
            <text:p>238</text:p>
          </table:table-cell>
          <table:table-cell office:value-type="float" office:value="2951.2" calcext:value-type="float">
            <text:p>2951,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1272.96" calcext:value-type="float">
            <text:p>1272,9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22.4" calcext:value-type="float">
            <text:p>422,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5.12" calcext:value-type="float">
            <text:p>85,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72" calcext:value-type="float">
            <text:p>572</text:p>
          </table:table-cell>
          <table:table-cell office:value-type="float" office:value="2425.28" calcext:value-type="float">
            <text:p>2425,2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</text:p>
          </table:table-cell>
          <table:table-cell office:value-type="float" office:value="2956.8" calcext:value-type="float">
            <text:p>2956,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509.44" calcext:value-type="float">
            <text:p>1509,4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94.88" calcext:value-type="float">
            <text:p>594,8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43.36" calcext:value-type="float">
            <text:p>443,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78" calcext:value-type="float">
            <text:p>578</text:p>
          </table:table-cell>
          <table:table-cell office:value-type="float" office:value="4739.6" calcext:value-type="float">
            <text:p>4739,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3264" calcext:value-type="float">
            <text:p>326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1480.96" calcext:value-type="float">
            <text:p>1480,9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586.72" calcext:value-type="float">
            <text:p>586,7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6.96" calcext:value-type="float">
            <text:p>176,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64" calcext:value-type="float">
            <text:p>564</text:p>
          </table:table-cell>
          <table:table-cell office:value-type="float" office:value="3180.96" calcext:value-type="float">
            <text:p>3180,9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float" office:value="2635.68" calcext:value-type="float">
            <text:p>2635,6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1203.84" calcext:value-type="float">
            <text:p>1203,8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516.8" calcext:value-type="float">
            <text:p>516,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47.52" calcext:value-type="float">
            <text:p>347,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78" calcext:value-type="float">
            <text:p>578</text:p>
          </table:table-cell>
          <table:table-cell office:value-type="float" office:value="4485.28" calcext:value-type="float">
            <text:p>4485,2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6" calcext:value-type="float">
            <text:p>236</text:p>
          </table:table-cell>
          <table:table-cell office:value-type="float" office:value="2756.48" calcext:value-type="float">
            <text:p>2756,4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1501.44" calcext:value-type="float">
            <text:p>1501,4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544.16" calcext:value-type="float">
            <text:p>544,1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503.36" calcext:value-type="float">
            <text:p>503,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66" calcext:value-type="float">
            <text:p>566</text:p>
          </table:table-cell>
          <table:table-cell office:value-type="float" office:value="3531.84" calcext:value-type="float">
            <text:p>3531,8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2" calcext:value-type="float">
            <text:p>222</text:p>
          </table:table-cell>
          <table:table-cell office:value-type="float" office:value="2610.72" calcext:value-type="float">
            <text:p>2610,7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  <table:table-cell office:value-type="float" office:value="1523.04" calcext:value-type="float">
            <text:p>1523,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547.2" calcext:value-type="float">
            <text:p>547,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510.72" calcext:value-type="float">
            <text:p>510,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82" calcext:value-type="float">
            <text:p>582</text:p>
          </table:table-cell>
          <table:table-cell office:value-type="float" office:value="3934.32" calcext:value-type="float">
            <text:p>3934,3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26" calcext:value-type="float">
            <text:p>226</text:p>
          </table:table-cell>
          <table:table-cell office:value-type="float" office:value="804.56" calcext:value-type="float">
            <text:p>804,5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1232.16" calcext:value-type="float">
            <text:p>1232,1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46.4" calcext:value-type="float">
            <text:p>246,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32.16" calcext:value-type="float">
            <text:p>332,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98" calcext:value-type="float">
            <text:p>598</text:p>
          </table:table-cell>
          <table:table-cell office:value-type="float" office:value="4927.52" calcext:value-type="float">
            <text:p>4927,5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22" calcext:value-type="float">
            <text:p>222</text:p>
          </table:table-cell>
          <table:table-cell office:value-type="float" office:value="2495.28" calcext:value-type="float">
            <text:p>2495,2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1150.56" calcext:value-type="float">
            <text:p>1150,5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524.16" calcext:value-type="float">
            <text:p>524,1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554.4" calcext:value-type="float">
            <text:p>554,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40" calcext:value-type="float">
            <text:p>540</text:p>
          </table:table-cell>
          <table:table-cell office:value-type="float" office:value="864" calcext:value-type="float">
            <text:p>86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3158.4" calcext:value-type="float">
            <text:p>3158,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1189.76" calcext:value-type="float">
            <text:p>1189,7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628.32" calcext:value-type="float">
            <text:p>628,3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90.4" calcext:value-type="float">
            <text:p>390,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86" calcext:value-type="float">
            <text:p>586</text:p>
          </table:table-cell>
          <table:table-cell office:value-type="float" office:value="4992.72" calcext:value-type="float">
            <text:p>4992,7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office:value-type="float" office:value="3162.24" calcext:value-type="float">
            <text:p>3162,2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1353.6" calcext:value-type="float">
            <text:p>1353,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92" calcext:value-type="float">
            <text:p>59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84.8" calcext:value-type="float">
            <text:p>284,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80" calcext:value-type="float">
            <text:p>580</text:p>
          </table:table-cell>
          <table:table-cell office:value-type="float" office:value="4640" calcext:value-type="float">
            <text:p>464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46" calcext:value-type="float">
            <text:p>246</text:p>
          </table:table-cell>
          <table:table-cell office:value-type="float" office:value="3247.2" calcext:value-type="float">
            <text:p>3247,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1340.64" calcext:value-type="float">
            <text:p>1340,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672.32" calcext:value-type="float">
            <text:p>672,3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35.2" calcext:value-type="float">
            <text:p>435,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78" calcext:value-type="float">
            <text:p>578</text:p>
          </table:table-cell>
          <table:table-cell office:value-type="float" office:value="3468" calcext:value-type="float">
            <text:p>346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4" calcext:value-type="float">
            <text:p>244</text:p>
          </table:table-cell>
          <table:table-cell office:value-type="float" office:value="1903.2" calcext:value-type="float">
            <text:p>1903,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 office:value-type="float" office:value="1127.84" calcext:value-type="float">
            <text:p>1127,8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598.08" calcext:value-type="float">
            <text:p>598,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06.24" calcext:value-type="float">
            <text:p>306,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82" calcext:value-type="float">
            <text:p>582</text:p>
          </table:table-cell>
          <table:table-cell office:value-type="float" office:value="3678.24" calcext:value-type="float">
            <text:p>3678,2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float" office:value="3302.4" calcext:value-type="float">
            <text:p>3302,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1376.16" calcext:value-type="float">
            <text:p>1376,1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641.76" calcext:value-type="float">
            <text:p>641,7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37.92" calcext:value-type="float">
            <text:p>337,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44" calcext:value-type="float">
            <text:p>544</text:p>
          </table:table-cell>
          <table:table-cell office:value-type="float" office:value="1610.24" calcext:value-type="float">
            <text:p>1610,2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18" calcext:value-type="float">
            <text:p>218</text:p>
          </table:table-cell>
          <table:table-cell office:value-type="float" office:value="2293.36" calcext:value-type="float">
            <text:p>2293,3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1077.12" calcext:value-type="float">
            <text:p>1077,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734.4" calcext:value-type="float">
            <text:p>734,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525.92" calcext:value-type="float">
            <text:p>525,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54" calcext:value-type="float">
            <text:p>554</text:p>
          </table:table-cell>
          <table:table-cell office:value-type="float" office:value="2770" calcext:value-type="float">
            <text:p>27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2" calcext:value-type="float">
            <text:p>222</text:p>
          </table:table-cell>
          <table:table-cell office:value-type="float" office:value="2592.96" calcext:value-type="float">
            <text:p>2592,9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1270.88" calcext:value-type="float">
            <text:p>1270,8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728" calcext:value-type="float">
            <text:p>7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98.56" calcext:value-type="float">
            <text:p>498,56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.00.0000</text:date>, <text:time style:data-style-name="N2" text:time-value="17:47:38.7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36S</meta:editing-duration>
    <meta:editing-cycles>3</meta:editing-cycles>
    <meta:generator>LibreOffice/5.2.1.2$Windows_x86 LibreOffice_project/31dd62db80d4e60af04904455ec9c9219178d620</meta:generator>
    <dc:date>2016-10-16T18:20:11.963000000</dc:date>
    <meta:document-statistic meta:table-count="3" meta:cell-count="425" meta:object-count="0"/>
    <meta:user-defined meta:name="Info 1"/>
    <meta:user-defined meta:name="Info 2"/>
    <meta:user-defined meta:name="Info 3"/>
    <meta:user-defined meta:name="Info 4"/>
  </office:meta>
</office:document-meta>
</file>